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Dashed" svg:stroke-width="0.2cm" svg:stroke-color="#000000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43cm" fo:min-width="0.2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44cm" fo:min-width="0.23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44cm" fo:min-width="0.2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695cm"/>
    </style:style>
    <style:style style:name="gr6" style:family="graphic" style:parent-style-name="standard">
      <style:graphic-properties svg:stroke-width="0.05cm" svg:stroke-color="#333333" draw:marker-start-width="0.075cm" draw:marker-end-width="0.075cm" draw:fill="none" draw:fill-color="#e6e6e6" draw:textarea-horizontal-align="justify" draw:textarea-vertical-align="middle" draw:auto-grow-height="false" fo:min-height="3.308cm" fo:min-width="4.54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2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fill-color="#99ccff" draw:textarea-horizontal-align="justify" draw:textarea-vertical-align="middle" draw:auto-grow-height="false" fo:min-height="0.199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Monospace"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color="#999999"/>
    </style:style>
    <style:style style:name="P6" style:family="paragraph">
      <style:text-properties fo:color="#999999"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style:font-name="Monospace" fo:font-size="10pt" style:font-size-asian="10pt" style:font-size-complex="10pt"/>
    </style:style>
    <style:style style:name="T2" style:family="text">
      <style:text-properties fo:color="#999999" style:font-name="Monospace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999999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0.776cm" svg:y1="7.334cm" svg:x2="13.399cm" svg:y2="5.367cm">
              <text:p/>
            </draw:line>
            <draw:line draw:style-name="gr1" draw:text-style-name="P1" draw:layer="layout" svg:x1="8.5cm" svg:y1="9cm" svg:x2="10.776cm" svg:y2="7.334cm">
              <text:p/>
            </draw:line>
            <draw:line draw:style-name="gr1" draw:text-style-name="P1" draw:layer="layout" svg:x1="9cm" svg:y1="5.5cm" svg:x2="10.776cm" svg:y2="7.334cm">
              <text:p/>
            </draw:line>
            <draw:line draw:style-name="gr1" draw:text-style-name="P1" draw:layer="layout" svg:x1="10.776cm" svg:y1="7.334cm" svg:x2="13.626cm" svg:y2="9.128cm">
              <text:p/>
            </draw:line>
            <draw:custom-shape draw:style-name="gr2" draw:text-style-name="P1" draw:layer="layout" svg:width="1.186cm" svg:height="1.263cm" svg:x="10.148cm" svg:y="6.711cm">
              <text:p text:style-name="P1">B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185cm" svg:height="1.262cm" svg:x="8.315cm" svg:y="4.501cm">
              <text:p text:style-name="P1">F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1.186cm" svg:height="1.262cm" svg:x="8cm" svg:y="8.238cm">
              <text:p text:style-name="P1">D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3" draw:layer="layout" svg:width="2.83cm" svg:height="1.073cm" svg:x="10.258cm" svg:y="8.727cm">
              <draw:text-box>
                <text:p text:style-name="P2"><text:span text:style-name="T1">01:4b:f8</text:span></text:p>
                <text:p text:style-name="P2"><text:span text:style-name="T2">175.12.4.21</text:span></text:p>
              </draw:text-box>
            </draw:frame>
            <draw:custom-shape draw:style-name="gr3" draw:text-style-name="P1" draw:layer="layout" svg:width="1.185cm" svg:height="1.262cm" svg:x="12.815cm" svg:y="4.738cm">
              <text:p text:style-name="P1">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1.185cm" svg:height="1.262cm" svg:x="8.315cm" svg:y="4.502cm">
              <text:p text:style-name="P1">A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1.186cm" svg:height="1.262cm" svg:x="13cm" svg:y="8.5cm">
              <text:p text:style-name="P1">C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3" draw:layer="layout" svg:width="2.83cm" svg:height="1.073cm" svg:x="10.1cm" svg:y="4.732cm">
              <draw:text-box>
                <text:p text:style-name="P2"><text:span text:style-name="T1">01:4b:c3</text:span></text:p>
                <text:p text:style-name="P2"><text:span text:style-name="T2">175.12.4.42</text:span></text:p>
              </draw:text-box>
            </draw:frame>
            <draw:frame draw:style-name="gr5" draw:text-style-name="P3" draw:layer="layout" svg:width="2.83cm" svg:height="1.073cm" svg:x="5.27cm" svg:y="8.4cm">
              <draw:text-box>
                <text:p text:style-name="P2"><text:span text:style-name="T1">01:4b:05</text:span></text:p>
                <text:p text:style-name="P2"><text:span text:style-name="T2">175.12.4.23</text:span></text:p>
              </draw:text-box>
            </draw:frame>
            <draw:frame draw:style-name="gr5" draw:text-style-name="P3" draw:layer="layout" svg:width="2.83cm" svg:height="1.073cm" svg:x="5.273cm" svg:y="4.691cm">
              <draw:text-box>
                <text:p text:style-name="P2"><text:span text:style-name="T1">01:4b:aa</text:span></text:p>
                <text:p text:style-name="P2"><text:span text:style-name="T2">175.12.4.17</text:span></text:p>
              </draw:text-box>
            </draw:frame>
            <draw:frame draw:style-name="gr5" draw:text-style-name="P3" draw:layer="layout" svg:width="2.83cm" svg:height="1.073cm" svg:x="7.1cm" svg:y="6.7cm">
              <draw:text-box>
                <text:p text:style-name="P2"><text:span text:style-name="T1">01:4b:12</text:span></text:p>
                <text:p text:style-name="P2"><text:span text:style-name="T2">175.12.4.38</text:span></text:p>
              </draw:text-box>
            </draw:frame>
          </draw:g>
          <draw:g>
            <draw:custom-shape draw:style-name="gr6" draw:text-style-name="P1" draw:layer="layout" svg:width="5.278cm" svg:height="3.788cm" svg:x="15.3cm" svg:y="5.2cm">
              <text:p/>
              <draw:enhanced-geometry svg:viewBox="0 0 21600 21600" draw:path-stretchpoint-x="10800" draw:path-stretchpoint-y="10800" draw:text-areas="?f3 ?f4 ?f5 ?f6" draw:type="round-rectangle" draw:modifiers="1757.956204379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7" draw:text-style-name="P1" draw:layer="layout" svg:x1="15.856cm" svg:y1="5.7cm" svg:x2="16.3cm" svg:y2="5.7cm">
              <text:p/>
            </draw:line>
            <draw:custom-shape draw:style-name="gr8" draw:text-style-name="P1" draw:layer="layout" svg:width="0.726cm" svg:height="0.775cm" svg:x="15.757cm" svg:y="6.1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" draw:text-style-name="P4" draw:layer="layout" svg:width="1.764cm" svg:height="0.645cm" svg:x="15.578cm" svg:y="7.2cm">
              <draw:text-box>
                <text:p><text:span text:style-name="T3">xx:xx:xx</text:span></text:p>
              </draw:text-box>
            </draw:frame>
            <draw:frame draw:style-name="gr9" draw:text-style-name="P6" draw:layer="layout" svg:width="1.505cm" svg:height="0.645cm" svg:x="15.578cm" svg:y="7.846cm">
              <draw:text-box>
                <text:p text:style-name="P5"><text:span text:style-name="T4">x.x.x.x</text:span></text:p>
              </draw:text-box>
            </draw:frame>
            <draw:frame draw:style-name="gr9" draw:text-style-name="P4" draw:layer="layout" svg:width="2.454cm" svg:height="0.645cm" svg:x="17.606cm" svg:y="7.2cm">
              <draw:text-box>
                <text:p text:style-name="P7"><text:span text:style-name="T3">Adresse VIP</text:span></text:p>
              </draw:text-box>
            </draw:frame>
            <draw:frame draw:style-name="gr9" draw:text-style-name="P4" draw:layer="layout" svg:width="2.28cm" svg:height="1.039cm" svg:x="17.6cm" svg:y="7.8cm">
              <draw:text-box>
                <text:p text:style-name="P7"><text:span text:style-name="T3">Adresse de</text:span></text:p>
                <text:p text:style-name="P7"><text:span text:style-name="T3">support</text:span></text:p>
              </draw:text-box>
            </draw:frame>
            <draw:frame draw:style-name="gr9" draw:text-style-name="P4" draw:layer="layout" svg:width="1.082cm" svg:height="0.645cm" svg:x="17.587cm" svg:y="5.368cm">
              <draw:text-box>
                <text:p text:style-name="P4">Wifi</text:p>
              </draw:text-box>
            </draw:frame>
            <draw:frame draw:style-name="gr9" draw:text-style-name="P4" draw:layer="layout" svg:width="2.864cm" svg:height="0.645cm" svg:x="17.5cm" svg:y="6.2cm">
              <draw:text-box>
                <text:p text:style-name="P4">Objet connecté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22:10:06.111451508</meta:creation-date>
    <meta:generator>LibreOffice/4.3.3.2$Linux_X86_64 LibreOffice_project/430m0$Build-2</meta:generator>
    <dc:date>2016-03-03T04:36:14.997641328</dc:date>
    <meta:editing-duration>PT5H54M51S</meta:editing-duration>
    <meta:editing-cycles>2</meta:editing-cycles>
    <meta:document-statistic meta:object-count="27"/>
  </office:meta>
</office:document-meta>
</file>